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1.5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Nr indeksu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Wiecha</text:p>
          </table:table-cell>
          <table:table-cell office:value-type="float" office:value="233123" calcext:value-type="float">
            <text:p>233123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Prochota</text:p>
          </table:table-cell>
          <table:table-cell office:value-type="float" office:value="546432" calcext:value-type="float">
            <text:p>546432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Lewandowski</text:p>
          </table:table-cell>
          <table:table-cell office:value-type="float" office:value="776422" calcext:value-type="float">
            <text:p>776422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ieślowski</text:p>
          </table:table-cell>
          <table:table-cell office:value-type="float" office:value="347123" calcext:value-type="float">
            <text:p>347123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Pawlak</text:p>
          </table:table-cell>
          <table:table-cell office:value-type="float" office:value="342156" calcext:value-type="float">
            <text:p>342156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echa</text:p>
          </table:table-cell>
          <table:table-cell office:value-type="float" office:value="765434" calcext:value-type="float">
            <text:p>765434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1:28:34.141705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4T20:12:49.674159342</meta:creation-date>
    <dc:date>2025-03-28T01:29:44.429792271</dc:date>
    <meta:editing-duration>PT5M41S</meta:editing-duration>
    <meta:editing-cycles>4</meta:editing-cycles>
    <meta:generator>LibreOffice/25.2.1.2$Linux_X86_64 LibreOffice_project/520$Build-2</meta:generator>
    <meta:document-statistic meta:table-count="1" meta:cell-count="21" meta:object-count="0"/>
  </office:meta>
</office:document-meta>
</file>